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1a" officeooo:paragraph-rsid="001b6b1a"/>
    </style:style>
    <style:style style:name="P2" style:family="paragraph" style:parent-style-name="Standard">
      <style:text-properties officeooo:rsid="001b6b1a" officeooo:paragraph-rsid="001b7884"/>
    </style:style>
    <style:style style:name="P3" style:family="paragraph" style:parent-style-name="Standard">
      <style:text-properties officeooo:rsid="001b7884" officeooo:paragraph-rsid="001b7884"/>
    </style:style>
    <style:style style:name="P4" style:family="paragraph" style:parent-style-name="Standard">
      <style:text-properties officeooo:rsid="001d001a" officeooo:paragraph-rsid="001d001a"/>
    </style:style>
    <style:style style:name="P5" style:family="paragraph" style:parent-style-name="Standard">
      <style:text-properties officeooo:rsid="001ecb32" officeooo:paragraph-rsid="001ecb32"/>
    </style:style>
    <style:style style:name="P6" style:family="paragraph" style:parent-style-name="Standard">
      <style:text-properties officeooo:rsid="001ff408" officeooo:paragraph-rsid="001ff408"/>
    </style:style>
    <style:style style:name="P7" style:family="paragraph" style:parent-style-name="Standard">
      <style:text-properties officeooo:rsid="00212d13" officeooo:paragraph-rsid="00212d13"/>
    </style:style>
    <style:style style:name="P8" style:family="paragraph" style:parent-style-name="Standard">
      <style:text-properties officeooo:rsid="0022f881" officeooo:paragraph-rsid="0022f881"/>
    </style:style>
    <style:style style:name="P9" style:family="paragraph" style:parent-style-name="Standard">
      <style:text-properties officeooo:rsid="0023220f" officeooo:paragraph-rsid="0023220f"/>
    </style:style>
    <style:style style:name="P10" style:family="paragraph" style:parent-style-name="Standard">
      <style:text-properties officeooo:rsid="0023c0b3" officeooo:paragraph-rsid="0023c0b3"/>
    </style:style>
    <style:style style:name="P11" style:family="paragraph" style:parent-style-name="Standard">
      <style:text-properties officeooo:rsid="002425a8" officeooo:paragraph-rsid="002425a8"/>
    </style:style>
    <style:style style:name="P12" style:family="paragraph" style:parent-style-name="Standard">
      <style:text-properties officeooo:rsid="0025d254" officeooo:paragraph-rsid="0025d254"/>
    </style:style>
    <style:style style:name="P13" style:family="paragraph" style:parent-style-name="Standard">
      <style:text-properties officeooo:rsid="00270aa1" officeooo:paragraph-rsid="00270aa1"/>
    </style:style>
    <style:style style:name="P14" style:family="paragraph" style:parent-style-name="Standard">
      <style:text-properties officeooo:rsid="002a373c" officeooo:paragraph-rsid="002a373c"/>
    </style:style>
    <style:style style:name="P15" style:family="paragraph" style:parent-style-name="Standard">
      <style:text-properties officeooo:rsid="002a49cd" officeooo:paragraph-rsid="002a49cd"/>
    </style:style>
    <style:style style:name="P16" style:family="paragraph" style:parent-style-name="Standard">
      <style:text-properties officeooo:rsid="002af32d" officeooo:paragraph-rsid="002af32d"/>
    </style:style>
    <style:style style:name="P17" style:family="paragraph" style:parent-style-name="Standard">
      <style:text-properties officeooo:rsid="002e14ea" officeooo:paragraph-rsid="002e14ea"/>
    </style:style>
    <style:style style:name="P18" style:family="paragraph" style:parent-style-name="Standard">
      <style:text-properties officeooo:rsid="002e14ea" officeooo:paragraph-rsid="00320292"/>
    </style:style>
    <style:style style:name="P19" style:family="paragraph" style:parent-style-name="Standard">
      <style:text-properties officeooo:rsid="002f40dd" officeooo:paragraph-rsid="002f40dd"/>
    </style:style>
    <style:style style:name="P20" style:family="paragraph" style:parent-style-name="Standard">
      <style:text-properties officeooo:rsid="002f40dd" officeooo:paragraph-rsid="0030a4f0"/>
    </style:style>
    <style:style style:name="P21" style:family="paragraph" style:parent-style-name="Standard">
      <style:text-properties officeooo:rsid="0030a4f0" officeooo:paragraph-rsid="002f40dd"/>
    </style:style>
    <style:style style:name="P22" style:family="paragraph" style:parent-style-name="Standard">
      <style:text-properties officeooo:rsid="0030a4f0" officeooo:paragraph-rsid="0030a4f0"/>
    </style:style>
    <style:style style:name="P23" style:family="paragraph" style:parent-style-name="Standard">
      <style:text-properties officeooo:rsid="00338816" officeooo:paragraph-rsid="00338816"/>
    </style:style>
    <style:style style:name="P24" style:family="paragraph" style:parent-style-name="Standard">
      <style:text-properties officeooo:rsid="0033f574" officeooo:paragraph-rsid="0033f574"/>
    </style:style>
    <style:style style:name="P25" style:family="paragraph" style:parent-style-name="Standard">
      <style:text-properties officeooo:rsid="00354bfc" officeooo:paragraph-rsid="00354bfc"/>
    </style:style>
    <style:style style:name="P26" style:family="paragraph" style:parent-style-name="Standard">
      <style:text-properties officeooo:paragraph-rsid="002f40dd"/>
    </style:style>
    <style:style style:name="P27" style:family="paragraph" style:parent-style-name="Standard">
      <style:text-properties officeooo:rsid="003670e2" officeooo:paragraph-rsid="003670e2"/>
    </style:style>
    <style:style style:name="P28" style:family="paragraph" style:parent-style-name="Standard">
      <style:text-properties officeooo:rsid="00383665" officeooo:paragraph-rsid="00383665"/>
    </style:style>
    <style:style style:name="P29" style:family="paragraph" style:parent-style-name="Standard">
      <style:text-properties officeooo:rsid="003966c9" officeooo:paragraph-rsid="003966c9"/>
    </style:style>
    <style:style style:name="P30" style:family="paragraph" style:parent-style-name="Standard">
      <style:text-properties officeooo:rsid="003a8bc5" officeooo:paragraph-rsid="003a8bc5"/>
    </style:style>
    <style:style style:name="P31" style:family="paragraph" style:parent-style-name="Standard">
      <style:text-properties officeooo:rsid="003a8bc5" officeooo:paragraph-rsid="003b7e8f"/>
    </style:style>
    <style:style style:name="P32" style:family="paragraph" style:parent-style-name="Standard">
      <style:text-properties style:text-outline="false" style:text-line-through-style="none" style:text-line-through-type="none" style:font-name="Liberation Sans" fo:font-size="10pt" fo:font-style="normal" fo:text-shadow="none" style:text-underline-style="none" fo:font-weight="normal" officeooo:rsid="003670e2" officeooo:paragraph-rsid="003670e2" style:font-size-asian="10pt" style:font-style-asian="normal" style:font-weight-asian="normal" style:text-emphasize="none"/>
    </style:style>
    <style:style style:name="P33" style:family="paragraph" style:parent-style-name="Standard">
      <style:text-properties officeooo:rsid="003b7e8f" officeooo:paragraph-rsid="003b7e8f"/>
    </style:style>
    <style:style style:name="P34" style:family="paragraph" style:parent-style-name="Standard">
      <style:text-properties officeooo:rsid="003c48ec" officeooo:paragraph-rsid="003c48ec"/>
    </style:style>
    <style:style style:name="P35" style:family="paragraph" style:parent-style-name="Standard">
      <style:text-properties officeooo:rsid="003d593c" officeooo:paragraph-rsid="003d593c"/>
    </style:style>
    <style:style style:name="P36" style:family="paragraph" style:parent-style-name="Standard">
      <style:text-properties officeooo:rsid="003f3b78" officeooo:paragraph-rsid="003f3b78"/>
    </style:style>
    <style:style style:name="P37" style:family="paragraph" style:parent-style-name="Standard">
      <style:text-properties officeooo:rsid="003f87ec" officeooo:paragraph-rsid="003f87ec"/>
    </style:style>
    <style:style style:name="P38" style:family="paragraph" style:parent-style-name="Standard">
      <style:text-properties officeooo:rsid="003fb24e" officeooo:paragraph-rsid="003fb24e"/>
    </style:style>
    <style:style style:name="P39" style:family="paragraph" style:parent-style-name="Standard">
      <style:text-properties officeooo:rsid="003fd8c7" officeooo:paragraph-rsid="003fd8c7"/>
    </style:style>
    <style:style style:name="P40" style:family="paragraph" style:parent-style-name="Standard">
      <style:text-properties officeooo:rsid="0042610c" officeooo:paragraph-rsid="0042610c"/>
    </style:style>
    <style:style style:name="P41" style:family="paragraph" style:parent-style-name="Standard">
      <style:text-properties officeooo:rsid="0042db7b" officeooo:paragraph-rsid="0042db7b"/>
    </style:style>
    <style:style style:name="P42" style:family="paragraph" style:parent-style-name="Standard">
      <style:text-properties officeooo:rsid="00453dd2" officeooo:paragraph-rsid="00453dd2"/>
    </style:style>
    <style:style style:name="P43" style:family="paragraph" style:parent-style-name="Standard">
      <style:text-properties officeooo:rsid="00473c54" officeooo:paragraph-rsid="00473c54"/>
    </style:style>
    <style:style style:name="P44" style:family="paragraph" style:parent-style-name="Standard">
      <style:paragraph-properties style:writing-mode="lr-tb"/>
    </style:style>
    <style:style style:name="P45" style:family="paragraph" style:parent-style-name="Standard">
      <style:paragraph-properties style:writing-mode="lr-tb"/>
      <style:text-properties officeooo:rsid="002f40dd"/>
    </style:style>
    <style:style style:name="P46" style:family="paragraph" style:parent-style-name="Standard">
      <style:text-properties officeooo:rsid="001b6b1a" officeooo:paragraph-rsid="001b6b1a"/>
    </style:style>
    <style:style style:name="P47" style:family="paragraph" style:parent-style-name="Standard">
      <style:text-properties officeooo:rsid="00493008" officeooo:paragraph-rsid="00493008"/>
    </style:style>
    <style:style style:name="P48" style:family="paragraph" style:parent-style-name="Standard">
      <style:text-properties officeooo:rsid="003a8bc5" officeooo:paragraph-rsid="003b7e8f"/>
    </style:style>
    <style:style style:name="P49" style:family="paragraph" style:parent-style-name="Standard">
      <style:text-properties officeooo:rsid="004a0d58" officeooo:paragraph-rsid="004a0d58"/>
    </style:style>
    <style:style style:name="P50" style:family="paragraph" style:parent-style-name="Standard">
      <style:text-properties officeooo:rsid="004a6fac" officeooo:paragraph-rsid="004a6fac"/>
    </style:style>
    <style:style style:name="P51" style:family="paragraph" style:parent-style-name="Standard">
      <style:text-properties officeooo:rsid="004c1912" officeooo:paragraph-rsid="004c1912"/>
    </style:style>
    <style:style style:name="P52" style:family="paragraph" style:parent-style-name="Standard">
      <style:text-properties officeooo:rsid="004da08b" officeooo:paragraph-rsid="004da08b"/>
    </style:style>
    <style:style style:name="T1" style:family="text">
      <style:text-properties officeooo:rsid="001e62ee"/>
    </style:style>
    <style:style style:name="T2" style:family="text">
      <style:text-properties officeooo:rsid="0023220f"/>
    </style:style>
    <style:style style:name="T3" style:family="text">
      <style:text-properties officeooo:rsid="002f2795"/>
    </style:style>
    <style:style style:name="T4" style:family="text">
      <style:text-properties officeooo:rsid="002f40dd"/>
    </style:style>
    <style:style style:name="T5" style:family="text">
      <style:text-properties officeooo:rsid="0033f574"/>
    </style:style>
    <style:style style:name="T6" style:family="text">
      <style:text-properties officeooo:rsid="0034f006"/>
    </style:style>
    <style:style style:name="T7" style:family="text">
      <style:text-properties officeooo:rsid="00354bfc"/>
    </style:style>
    <style:style style:name="T8" style:family="text">
      <style:text-properties officeooo:rsid="0035de3e"/>
    </style:style>
    <style:style style:name="T9" style:family="text">
      <style:text-properties officeooo:rsid="003670e2"/>
    </style:style>
    <style:style style:name="T1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1" style:family="text">
      <style:text-properties style:text-outline="false" style:text-line-through-style="none" style:text-line-through-type="none" style:font-name="Lucida Sans" fo:font-size="10pt" fo:font-style="normal" fo:text-shadow="none" style:text-underline-style="none" fo:font-weight="normal" style:font-size-asian="10pt" style:font-style-asian="normal" style:font-weight-asian="normal" style:text-emphasize="none"/>
    </style:style>
    <style:style style:name="T12" style:family="text">
      <style:text-properties officeooo:rsid="003878cb"/>
    </style:style>
    <style:style style:name="T13" style:family="text">
      <style:text-properties officeooo:rsid="003a8bc5"/>
    </style:style>
    <style:style style:name="T14" style:family="text">
      <style:text-properties officeooo:rsid="003b7e8f"/>
    </style:style>
    <style:style style:name="T15" style:family="text">
      <style:text-properties officeooo:rsid="003c320f"/>
    </style:style>
    <style:style style:name="T16" style:family="text">
      <style:text-properties officeooo:rsid="003fd8c7"/>
    </style:style>
    <style:style style:name="T17" style:family="text">
      <style:text-properties officeooo:rsid="0042a59d"/>
    </style:style>
    <style:style style:name="T18" style:family="text">
      <style:text-properties officeooo:rsid="00493008"/>
    </style:style>
    <style:style style:name="T19" style:family="text">
      <style:text-properties officeooo:rsid="004a0d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4 July/Aug primary <text:span text:style-name="T18">election</text:span></text:p>
      <text:p text:style-name="P47">rough notes from oldest to newest (at bottom)</text:p>
      <text:p text:style-name="P1"/>
      <text:p text:style-name="P1">Akaku downloads result csv-text files from state web site</text:p>
      <text:p text:style-name="P1">in past runs them thru an excel spreadsheet </text:p>
      <text:p text:style-name="P1">to create a new csv that holds %key% value pairs <text:s/>for tricaster graphics</text:p>
      <text:p text:style-name="P1"/>
      <text:p text:style-name="P1">State documents are pwd protected at <text:a xlink:type="simple" xlink:href="https://go-elections.hawaii.gov/media-results/" text:style-name="Internet_20_link" text:visited-style-name="Visited_20_Internet_20_Link">https://go-elections.hawaii.gov/media-results/</text:a></text:p>
      <text:p text:style-name="P1">our credentials: akaku.maui.media</text:p>
      <text:p text:style-name="P1">TheElectionOfHawaii!!</text:p>
      <text:p text:style-name="P1"/>
      <text:p text:style-name="P1">State <text:span text:style-name="T1">2024 </text:span>example documents are in folder State Primary Tests</text:p>
      <text:p text:style-name="P1">these are different from previous years.</text:p>
      <text:p text:style-name="P1"/>
      <text:p text:style-name="P3">Akaku spreadsheets are in akaku prior years folder</text:p>
      <text:p text:style-name="P2">“CODER ORIGINAL DataLink Project - General Election 11.4 – v7”</text:p>
      <text:p text:style-name="P4">uses vBasic in excel to parse the Input File into the DataLink Output</text:p>
      <text:p text:style-name="P1">----</text:p>
      <text:p text:style-name="P3">spreadsheet 240731-Datalink-output is how akaku wants this year’s datalink file</text:p>
      <text:p text:style-name="P3"/>
      <text:p text:style-name="P3">---- </text:p>
      <text:p text:style-name="P5">See Chat about Python CSV</text:p>
      <text:p text:style-name="P5"><text:a xlink:type="simple" xlink:href="https://chatgpt.com/share/276d2dc3-8e6b-401b-8f81-7fe41ce6203f" text:style-name="Internet_20_link" text:visited-style-name="Visited_20_Internet_20_Link">https://chatgpt.com/share/276d2dc3-8e6b-401b-8f81-7fe41ce6203f</text:a></text:p>
      <text:p text:style-name="P5"/>
      <text:p text:style-name="P6">installing Juypter Notebook for local offline work</text:p>
      <text:p text:style-name="P6"/>
      <text:p text:style-name="P7">lots of wierdness getting it running with VSCode.</text:p>
      <text:p text:style-name="P7">Trying with series from Duke Data Science <text:a xlink:type="simple" xlink:href="https://www.youtube.com/watch?v=cTL3fKItAZg" text:style-name="Internet_20_link" text:visited-style-name="Visited_20_Internet_20_Link">https://www.youtube.com/watch?v=cTL3fKItAZg</text:a></text:p>
      <text:p text:style-name="P7"/>
      <text:p text:style-name="P8">removing <text:s/>python 3.10.11 installed for stream diffusion <text:span text:style-name="T2">using controlPanel</text:span></text:p>
      <text:p text:style-name="P9">also two PythonLauncher tools</text:p>
      <text:p text:style-name="P8">then reinstall microconda</text:p>
      <text:p text:style-name="P10">switch to conda-forge</text:p>
      <text:p text:style-name="P11">using conda</text:p>
      <text:p text:style-name="P11"/>
      <text:p text:style-name="P11">PS C:\Users\isdal&gt; conda --version</text:p>
      <text:p text:style-name="P11">conda 24.3.0</text:p>
      <text:p text:style-name="P11">PS C:\Users\isdal&gt; conda config --add channels conda-forge</text:p>
      <text:p text:style-name="P11">Warning: 'conda-forge' already in 'channels' list, moving to the top</text:p>
      <text:p text:style-name="P11">PS C:\Users\isdal&gt; conda config --set channel_priority strict</text:p>
      <text:p text:style-name="P11">PS C:\Users\isdal&gt; conda install python pandas jupyter</text:p>
      <text:p text:style-name="P11">Channels:</text:p>
      <text:p text:style-name="P11"><text:s/>- conda-forge</text:p>
      <text:p text:style-name="P11">Platform: win-64</text:p>
      <text:p text:style-name="P11">Collecting package metadata (repodata.json): done</text:p>
      <text:p text:style-name="P11">Solving environment: done</text:p>
      <text:p text:style-name="P11"/>
      <text:p text:style-name="P12">nope, <text:s/>vscode still thinks it doesn’t have conda</text:p>
      <text:p text:style-name="P13">try again, dll anaconda instead of miniconda</text:p>
      <text:p text:style-name="P13">---</text:p>
      <text:p text:style-name="P14">4 august</text:p>
      <text:p text:style-name="P15">load pyCharm and use anaconda3 v environment it suggests.</text:p>
      <text:p text:style-name="P15"/>
      <text:p text:style-name="P16">4aug b: <text:s/>editing State Summary sheet to have only Unconstested and those in the Datalink Final</text:p>
      <text:p text:style-name="P17">new state summary csv released, much cleaner.</text:p>
      <text:p text:style-name="P18">Columns make more sense, </text:p>
      <text:p text:style-name="P18">note first row is NOT column names, <text:span text:style-name="T3">but Format#1</text:span></text:p>
      <text:p text:style-name="P17">Of interest to us are column names:</text:p>
      <text:p text:style-name="P17"><text:tab/>#ContestId <text:span text:style-name="T4">= one id for each office</text:span></text:p>
      <text:p text:style-name="P19"><text:tab/>Contest Title = <text:span text:style-name="T9">title of</text:span> Office</text:p>
      <text:p text:style-name="P19"><text:tab/>Contest Seq Nbr ? = <text:span text:style-name="T8">sequence of id in this printout</text:span></text:p>
      <text:p text:style-name="P19"><text:tab/>Contest Party = Party for the Office</text:p>
      <text:p text:style-name="P19"><text:tab/>Candidate ID = identifier for candidate within a party contest</text:p>
      <text:p text:style-name="P19"><text:tab/>Candidate Name</text:p>
      <text:p text:style-name="P19"><text:tab/>Mail Votes</text:p>
      <text:p text:style-name="P19"><text:tab/>In-Person Votes</text:p>
      <text:p text:style-name="P19"><text:tab/>Total Votes</text:p>
      <text:p text:style-name="P32">Columns Given for each candidate, but should be same for all in contest</text:p>
      <text:p text:style-name="P26"><text:span text:style-name="T4"><text:tab/></text:span><text:span text:style-name="T10">Mail Blank Votes </text:span></text:p>
      <text:p text:style-name="P44" loext:marker-style-name="T11"><text:span text:style-name="T10"><text:tab/>In-Person Blank Votes</text:span></text:p>
      <text:p text:style-name="P44" loext:marker-style-name="T11"><text:span text:style-name="T10"><text:tab/>Mail Over Votes</text:span></text:p>
      <text:p text:style-name="P44" loext:marker-style-name="T11"><text:span text:style-name="T10"><text:tab/>In-Person Over Votes</text:span></text:p>
      <text:p text:style-name="P44" loext:marker-style-name="T11"><text:span text:style-name="T10"><text:tab/>Mail Invalid Votes</text:span></text:p>
      <text:p text:style-name="P44" loext:marker-style-name="T11"><text:span text:style-name="T10"><text:tab/>In-Person Invalid Votes</text:span></text:p>
      <text:p text:style-name="P45" loext:marker-style-name="T11"/>
      <text:p text:style-name="P22">Contest ID <text:span text:style-name="T5">(or Contest Title)</text:span> <text:span text:style-name="T6">or </text:span><text:span text:style-name="T5">Contest Seq Nbr </text:span><text:span text:style-name="T6">+ </text:span><text:span text:style-name="T5">(or Party) </text:span><text:span text:style-name="T9">plus</text:span> Candidate ID (or Candidate Name) identifies them for votes</text:p>
      <text:p text:style-name="P22"/>
      <text:p text:style-name="P24">Verify the primary/(or)secondary are correct as expected.</text:p>
      <text:p text:style-name="P22"/>
      <text:p text:style-name="P20">Note there is NOT a % of total votes <text:span text:style-name="T9">for candidate</text:span></text:p>
      <text:p text:style-name="P19">Will need to add up the Total Votes for all rows in #Contest ID</text:p>
      <text:p text:style-name="P21"/>
      <text:p text:style-name="P23">So if first row starts Format…, Discard it=== </text:p>
      <text:p text:style-name="P23"><text:tab/>Perhaps ERROR if not “Format#1”</text:p>
      <text:p text:style-name="P23">create DataFrame</text:p>
      <text:p text:style-name="P23">extract columns with relevant IDs</text:p>
      <text:p text:style-name="P23"/>
      <text:p text:style-name="P27">Scan for Contest ID of interest <text:s/>(GroupBy ContestID)</text:p>
      <text:p text:style-name="P27">Verify Contest Title + Party matches our Contest</text:p>
      <text:p text:style-name="P27">Verify Name/<text:span text:style-name="T12">ID</text:span> matches our name/<text:span text:style-name="T12">id</text:span></text:p>
      <text:p text:style-name="P28">Do state’s candidate ID, sequence Number change per printout?</text:p>
      <text:p text:style-name="P23"/>
      <text:p text:style-name="P23">Object for each Contest-Candidate:</text:p>
      <text:p text:style-name="P23"><text:tab/>contest id</text:p>
      <text:p text:style-name="P23"><text:tab/>candidate id</text:p>
      <text:p text:style-name="P23"><text:tab/>party letter</text:p>
      <text:p text:style-name="P23"><text:tab/>party name</text:p>
      <text:p text:style-name="P23"><text:tab/>candidate name</text:p>
      <text:p text:style-name="P23"><text:tab/>mail-in votes</text:p>
      <text:p text:style-name="P23"><text:tab/>in-person votes</text:p>
      <text:p text:style-name="P23"><text:tab/>total votes</text:p>
      <text:p text:style-name="P23"><text:tab/>percent in Contest</text:p>
      <text:p text:style-name="P23">Object for Contest</text:p>
      <text:p text:style-name="P23"><text:tab/>Contest ID</text:p>
      <text:p text:style-name="P23"><text:tab/>Number candidates</text:p>
      <text:p text:style-name="P23"><text:tab/>Total Votes in cou<text:span text:style-name="T7">n</text:span>t</text:p>
      <text:p text:style-name="P25"><text:tab/>Total Blank/Over <text:span text:style-name="T8">(</text:span>Invalid?<text:span text:style-name="T8">)</text:span></text:p>
      <text:p text:style-name="P23"/>
      <text:p text:style-name="P30">processSummary()</text:p>
      <text:p text:style-name="P29">For Each of our Contest</text:p>
      <text:p text:style-name="P29"><text:tab/>zero out <text:span text:style-name="T13">C</text:span>ontest Total Votes</text:p>
      <text:p text:style-name="P29"><text:tab/>extract rows in DF-in matching Contest ID</text:p>
      <text:p text:style-name="P29"><text:tab/>verify Contest Title/Party matches (Note error, but keep going, flag DONT_OUTPUT)</text:p>
      <text:p text:style-name="P29"><text:tab/>verify all blank/over/invalid are same (record total in Contest)</text:p>
      <text:p text:style-name="P29"><text:tab/>for each Candidate in Contest</text:p>
      <text:p text:style-name="P29"><text:tab/><text:tab/>find row with candidate id</text:p>
      <text:p text:style-name="P29"><text:tab/><text:tab/>verify name <text:span text:style-name="T13">(flag error)</text:span></text:p>
      <text:p text:style-name="P29"><text:tab/><text:tab/>record total votes (verify in-person and mail votes = total)</text:p>
      <text:p text:style-name="P29"><text:tab/><text:tab/>add candidate Total to Contest Total</text:p>
      <text:p text:style-name="P29"><text:tab/>for each Candidate in Contest-Candidate</text:p>
      <text:p text:style-name="P29"><text:tab/><text:tab/>calculate Percent Votes using Contest Total</text:p>
      <text:p text:style-name="P29"/>
      <text:p text:style-name="P30">If not DONT_OUTPUT</text:p>
      <text:p text:style-name="P30"><text:tab/>exportDataLink()</text:p>
      <text:p text:style-name="P30">---</text:p>
      <text:p text:style-name="P31">exportDataLink<text:span text:style-name="T14">()</text:span></text:p>
      <text:p text:style-name="P33"><text:s text:c="3"/>for each Contest</text:p>
      <text:p text:style-name="P31"><text:s text:c="7"/><text:span text:style-name="T14">add row the datalink key, value</text:span></text:p>
      <text:p text:style-name="P31"><text:s text:c="7"/><text:span text:style-name="T14">for each canidate in contest</text:span></text:p>
      <text:p text:style-name="P31"><text:s text:c="11"/><text:span text:style-name="T14">add row canidateKey, value, -PCT, -VOTE</text:span></text:p>
      <text:p text:style-name="P31"><text:s text:c="7"/><text:span text:style-name="T14">add row for ContestKey-blankOver-COUNT, value, -PCT, value</text:span></text:p>
      <text:p text:style-name="P31"><text:s text:c="3"/><text:span text:style-name="T15">write df as csv</text:span></text:p>
      <text:p text:style-name="P31">----</text:p>
      <text:p text:style-name="P34">6Aug</text:p>
      <text:p text:style-name="P34">the files from State are encoded UTF-16 LE BOM. <text:s/>Wrote python script to periodically check website, download any update, process it into UTF-8, strip out any Format#1 lines (need to report if NOT #1) and output result ok file into data/summary.csv</text:p>
      <text:p text:style-name="P34"/>
      <text:p text:style-name="P34">made backup zip of JICode at 1235pm </text:p>
      <text:p text:style-name="P34">Next review Chat and revise code so we have easy to calculate values for the things we need to calculate</text:p>
      <text:p text:style-name="P34">then build the write_datalink file into local output folder.</text:p>
      <text:p text:style-name="P34">And perhaps add function to copy datalink file to networked tricaster datalink folder</text:p>
      <text:p text:style-name="P34"/>
      <text:p text:style-name="P35">sorta working. <text:s/>It downloads and reads the summary.csv but does not find any candidates in the existing list!</text:p>
      <text:p text:style-name="P36">And it is working!! I think.</text:p>
      <text:p text:style-name="P36"/>
      <text:p text:style-name="P36">----</text:p>
      <text:p text:style-name="P37">7 August</text:p>
      <text:p text:style-name="P37">at Akaku</text:p>
      <text:p text:style-name="P37"/>
      <text:p text:style-name="P37">percentages only need 1 decimal place.</text:p>
      <text:p text:style-name="P38">ODS files for LibreOffice Sheet are where the Key data should be edited, and exported to CSV files, using Quote Text Fields box checked. (I think code insures values are strings, but just for safety export as such)</text:p>
      <text:p text:style-name="P37"/>
      <text:p text:style-name="P37">ContestKey.csv (.ods) defines the contest data. <text:s/></text:p>
      <text:p text:style-name="P37">The #Contest ID is the critical index field. </text:p>
      <text:p text:style-name="P37">DatalinkKey must match what tricaster/datalink is expecting. </text:p>
      <text:p text:style-name="P37">DatalinkValue is what Akaku wants to appear for the Contest Title</text:p>
      <text:p text:style-name="P38">Other fields are not actually used.</text:p>
      <text:p text:style-name="P38">It does have columns for the data items in the contest.py Contest class, but these are ignored/overwritten</text:p>
      <text:p text:style-name="P38"/>
      <text:p text:style-name="P38">CandidateKey.csv (.ods) <text:s/><text:span text:style-name="T16">defines the Candidate data</text:span></text:p>
      <text:p text:style-name="P39">the candidate index is combination of #ContestID and CandidateID fields of this and the summary.csv (file from state)</text:p>
      <text:p text:style-name="P39"/>
      <text:p text:style-name="P40">runHIStatePrimary.py is the main entry</text:p>
      <text:p text:style-name="P40">at the top are two important variables:</text:p>
      <text:p text:style-name="P40">check_state_interval = 60 * <text:span text:style-name="T17">5</text:span> <text:s/># rate at which we check the state web site <text:span text:style-name="T17">(every 5? min for eNite, 1min for testing)</text:span></text:p>
      <text:p text:style-name="P40">doDownload = False <text:s/># actually check website or not; False for testing, using local cached copy of summary.csv</text:p>
      <text:p text:style-name="P40"/>
      <text:p text:style-name="P41">percent needs % char</text:p>
      <text:p text:style-name="P41">key for candidate votes is -VOTE not Votes</text:p>
      <text:p text:style-name="P41">case doesn’t seem to matter for tricaster</text:p>
      <text:p text:style-name="P41"/>
      <text:p text:style-name="P41">as of 10:30 all seems to work, using sneaker networked</text:p>
      <text:p text:style-name="P36"/>
      <text:p text:style-name="P42">Next: create Text or Markdown or other printed file of Contest of Interest</text:p>
      <text:p text:style-name="P43">Looks like python can create .docx openOffice and then pdf files.</text:p>
      <text:p text:style-name="P43">Need to change Candidate Names to First Last</text:p>
      <text:p text:style-name="P31">-------------</text:p>
      <text:p text:style-name="P31"/>
      <text:p text:style-name="P47">Saturday 10 August -</text:p>
      <text:p text:style-name="P47">really sunday 11 since it is aftermidite</text:p>
      <text:p text:style-name="P47">AAR:</text:p>
      <text:p text:style-name="P47">it sorta worked, in that it automated much easier than the previous Excel Spreadsheet tool. <text:s/>It did not automate nearly as well as hoped.</text:p>
      <text:p text:style-name="P47">One major stumbling block to automation was the inability of the production laptop (win11) to see other computer on the network. <text:s/>This made the crucial step of posting the updated datalink.csv on the tricaster a manual process.</text:p>
      <text:p text:style-name="P47"/>
      <text:p text:style-name="P47">Lou gave the PC a shared folder, which is visible on their iMacs, as is the Tricaster’s shared folder.</text:p>
      <text:p text:style-name="P47"/>
      <text:p text:style-name="P47">The file needs to be copied via a Mac – i.e. <text:s/>the pc tool posts into a Shared Folder on its drive. This is visible in a Mac finder window, as is the Tricaster’s Shared Folder. The manual step is copying from one finder window to the other. Boom, done. <text:s/></text:p>
      <text:p text:style-name="P47">Oh, watch for the popup dialog box “Do you want to Replace the file”. <text:s/></text:p>
      <text:p text:style-name="P47"/>
      <text:p text:style-name="P47">The makeDocx – printing a hard copy – worked easier. The pc could see the big xerox printer just fine. <text:s/>Too well, as false positive “NEW RESULTS” files are posted to at the state server site, TheTool downloads, processes into datalink.csv and results.docx, and the prints the results.</text:p>
      <text:p text:style-name="P47">Works great, except the way the tool tests for “NEW” is not entirely compatible with the reality of how the state’s server shows the summary.csv/txt file</text:p>
      <text:p text:style-name="P47"/>
      <text:p text:style-name="P47">Originally we used a http request-header to get just the header from the url</text:p>
      <text:p text:style-name="P47">if the last-modified <text:s/>is newer than the last one we had (or is the first),</text:p>
      <text:p text:style-name="P47">then download and process the file.</text:p>
      <text:p text:style-name="P47">Unfortunately, it seems that field changes relatively quickly, like every 10-20 minutes. Maybe their server code is posting an updated file, but there actually are no new data values. <text:s/>The summary files are identical.</text:p>
      <text:p text:style-name="P47"/>
      <text:p text:style-name="P47">So how do we tell when the state summary.csv is New??</text:p>
      <text:p text:style-name="P47">we didn’t solve this in time, and fell back on manually running the tool (copy of PowerShell console was captured, on usb drive) and stopping it when there was no real update, so we don’t print new copies <text:span text:style-name="T19">every 10-20 minutes.</text:span></text:p>
      <text:p text:style-name="P49">Tool restart Will print out a new 13pg document of whatever the current post by state is.</text:p>
      <text:p text:style-name="P49">The downloads folder from the production pc holds all the timestamped files (summary, various process steps of it, etc) and the outputs folder has timestamped datalink.csv and results.docx</text:p>
      <text:p text:style-name="P49"/>
      <text:p text:style-name="P49">What I was exploring (and thus was able to keep track of if the state REALLY changed) was doing a file compare if the last-modified test was positive</text:p>
      <text:p text:style-name="P49">several python tools can read/compare the csv text file</text:p>
      <text:p text:style-name="P49">I went with built in diff as text file. <text:s/>It was sorta working on production machine as the 10 oclock (final for nite) Results was scheduled to be released</text:p>
      <text:p text:style-name="P49">The combination of the dev pc’s output and download, and the production pc’s same, hold the files. These could be used to figure out wtf was going on.</text:p>
      <text:p text:style-name="P49"/>
      <text:p text:style-name="P49">A better python tool might be using pandas.</text:p>
      <text:p text:style-name="P49">This would allow detailed cell by cell testing of differences.</text:p>
      <text:p text:style-name="P49">That would be a lot to check, but it isnt really so much data. The compare would be a second at most.</text:p>
      <text:p text:style-name="P49">This would tell us what really changed, and we would have better IS IT NEW test.</text:p>
      <text:p text:style-name="P49">Maybe we could use the archive’d download contents as test feed.</text:p>
      <text:p text:style-name="P49"/>
      <text:p text:style-name="P50">Chatgpt and MS Copilot were essential tools in getting help on building The Tool. <text:s/>I could ask Chat basic howTo and it would give me example code. <text:s/>I could feed it my python and explore with it… have it sorta generate relevant code to work with my Classes</text:p>
      <text:p text:style-name="P50"/>
      <text:p text:style-name="P50">At one point early in the workday (3pm start), I thought – maybe I could just run TheTool on the iMac and skip the manual file copy step. <text:s/>Alas the code of TheTool has some win32 specific python functions (and some external tools for paradoc etc). After an hour or two, I gave up – the code is NOT portable.</text:p>
      <text:p text:style-name="P50"/>
      <text:p text:style-name="P50">If we come back to this for the November election, then we can revisit TheTool.</text:p>
      <text:p text:style-name="P50"/>
      <text:p text:style-name="P50">I do wonder how the large media outlets monitor and update all the 50 state election sites. <text:s text:c="2"/>Early in evening, around 7:15, as we were expecting to see results posted, I saw the NYTimes was showing real results for the HI Primary. <text:s/>They must have gotten em somewhere, but the media-results site had not changed. <text:s/>Checking the public-results site, it was available at 721p. The media-results file didn’t update until 736p (ish).</text:p>
      <text:p text:style-name="P51">I quickly modified TheTool so it looked in the public-results site. It worked nicely, and we started following that… which is when we found out the last-modified test was not accurate.</text:p>
      <text:p text:style-name="P51">At some point, with all the FirstResults printous from re-running TheTool, we noticed those did not have the timestamp’d header on printout.</text:p>
      <text:p text:style-name="P51">Not sure if the code change in makeDocx as a fix (move creation to after size set), or the installing of LibreOffice on the production machine, but later docx on the production machine do seem to have headers now.</text:p>
      <text:p text:style-name="P51"/>
      <text:p text:style-name="P51">How TF does NYTimes and other deal with these updates?</text:p>
      <text:p text:style-name="P51">Is there any standard format for them? A ‘standard’ template csv or json for elections? Is that what HI uses in the summary.csv?</text:p>
      <text:p text:style-name="P51">If the last-modified test is bad, what do these Major Media Outlet sites use for the IsItNew test??</text:p>
      <text:p text:style-name="P51">Generically it is WatchURL function – takes a url and watches for real changes (incl line by line, and/or cell by cell comparison)</text:p>
      <text:p text:style-name="P51">when there is real change, timestamp the differences file along side the timestamped summary utf8 etc</text:p>
      <text:p text:style-name="P51"/>
      <text:p text:style-name="P52">hmm, did state change over to using ascii at some point?</text:p>
      <text:p text:style-name="P52">Investigate with the logs and download-process files</text:p>
      <text:p text:style-name="P52">------------</text:p>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1T01:19:52.586000000</meta:creation-date>
    <dc:date>2024-08-11T01:02:52.409000000</dc:date>
    <meta:editing-duration>P2DT16H37M46S</meta:editing-duration>
    <meta:editing-cycles>43</meta:editing-cycles>
    <meta:generator>LibreOffice/24.2.5.2$Windows_X86_64 LibreOffice_project/bffef4ea93e59bebbeaf7f431bb02b1a39ee8a59</meta:generator>
    <meta:document-statistic meta:table-count="0" meta:image-count="0" meta:object-count="0" meta:page-count="1" meta:paragraph-count="189" meta:word-count="1927" meta:character-count="11614" meta:non-whitespace-character-count="9749"/>
  </office:meta>
</office:document-meta>
</file>